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fo:break-before="auto" fo:break-after="auto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fdda9" officeooo:paragraph-rsid="001fdda9"/>
    </style:style>
    <style:style style:name="P2" style:family="paragraph" style:parent-style-name="Table_20_Contents">
      <style:text-properties officeooo:rsid="0020c4e0" officeooo:paragraph-rsid="0020c4e0"/>
    </style:style>
    <style:style style:name="P3" style:family="paragraph" style:parent-style-name="Table_20_Contents">
      <style:text-properties officeooo:rsid="0022b094" officeooo:paragraph-rsid="0022b094"/>
    </style:style>
    <style:style style:name="P4" style:family="paragraph" style:parent-style-name="Table_20_Contents">
      <style:text-properties officeooo:rsid="0022f59e" officeooo:paragraph-rsid="0022f59e"/>
    </style:style>
    <style:style style:name="P5" style:family="paragraph" style:parent-style-name="Table_20_Contents">
      <style:text-properties officeooo:rsid="002480dc" officeooo:paragraph-rsid="002480dc"/>
    </style:style>
    <style:style style:name="P6" style:family="paragraph" style:parent-style-name="Table_20_Contents">
      <style:text-properties officeooo:rsid="002600b0" officeooo:paragraph-rsid="002600b0"/>
    </style:style>
    <style:style style:name="P7" style:family="paragraph" style:parent-style-name="Heading_20_2">
      <style:text-properties style:font-name="Liberation Serif" fo:font-size="18pt" fo:font-weight="bold" fo:background-color="transparent" style:font-name-asian="Noto Sans CJK SC Regular" style:font-size-asian="18pt" style:font-weight-asian="bold" style:font-name-complex="FreeSans" style:font-size-complex="18pt" style:font-weight-complex="bold"/>
    </style:style>
    <style:style style:name="P8" style:family="paragraph" style:parent-style-name="Table_20_Contents">
      <style:text-properties officeooo:rsid="0022b094" officeooo:paragraph-rsid="0022b094"/>
    </style:style>
    <style:style style:name="T1" style:family="text">
      <style:text-properties officeooo:rsid="001fdda9"/>
    </style:style>
    <style:style style:name="T2" style:family="text">
      <style:text-properties officeooo:rsid="0022b094"/>
    </style:style>
    <style:style style:name="T3" style:family="text">
      <style:text-properties officeooo:rsid="0022f59e"/>
    </style:style>
    <style:style style:name="T4" style:family="text">
      <style:text-properties officeooo:rsid="002480dc"/>
    </style:style>
    <style:style style:name="T5" style:family="text">
      <style:text-properties officeooo:rsid="002600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Giới hạn sử dụng </text:span>Google Maps JavaScript API</text:h>
      <text:p text:style-name="P1">Google Maps API có các giới hạn sau: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h text:style-name="Heading_20_2" text:outline-level="2"><text:bookmark text:name="standard-usage-limits-gii-hn-s-dng-tiu-chun"/>Giới hạn sử dụng <text:span text:style-name="T4">Load Map</text:span></text:h>
          </table:table-cell>
          <table:covered-table-cell/>
        </table:table-row>
        <table:table-row>
          <table:table-cell table:style-name="Table1.A2" office:value-type="string">
            <text:p text:style-name="P2">Người dùng API tiêu chuẩn:</text:p>
            <text:p text:style-name="P2">- Miễn phí cho đến khi nào vượt quá 25.000 bản đồ cho mỗi 24 giờ</text:p>
            <text:p text:style-name="P2">- <text:span text:style-name="T4">Tinhs phí $0,25 cho mỗi 1000 bản đồ được tải, tối đa 100.000 bản đồ</text:span></text:p>
          </table:table-cell>
          <table:table-cell table:style-name="Table1.B2" office:value-type="string">
            <text:p text:style-name="P5">Người dùng cao cấp:</text:p>
            <text:p text:style-name="P5">- 1<text:span text:style-name="T2">00000 bản đồ cho mỗi 24h</text:span></text:p>
            <text:p text:style-name="P5">- <text:span text:style-name="T5">Có thể mua thêm (Tuỳ gói)</text:span>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h text:style-name="P7" text:outline-level="2"><text:bookmark text:name="usage-limits-for-google-maps-javascript-api-services-gii-hn-s-dng-cho-cc-dch-v-api-javascript-ca-google-maps"/>Giới hạn sử dụng cho các dịch vụ API JavaScript của Google Maps</text:h>
          </table:table-cell>
          <table:covered-table-cell/>
        </table:table-row>
        <table:table-row>
          <table:table-cell table:style-name="Table3.A2" office:value-type="string">
            <text:p text:style-name="P3">Khách hàng tiêu chuẩn:</text:p>
            <text:p text:style-name="P3">- 2.500 yêu cầu miễn phí mỗi ngày.</text:p>
            <text:p text:style-name="P3">- Tính phí $ 0.50 USD cho mỗi 1000 yêu cầu bổ sung, lên đến 100.000 yêu cầu hàng ngày.</text:p>
          </table:table-cell>
          <table:table-cell table:style-name="Table3.B2" office:value-type="string">
            <text:p text:style-name="P3">Khách hàng cao cấp:</text:p>
            <text:p text:style-name="P3">- <text:span text:style-name="T3">100.000 yêu cầu / 24 giờ.</text:span></text:p>
            <text:p text:style-name="P3">- <text:span text:style-name="T5">Có thể mua thêm (Tuỳ gói)</text:span></text:p>
          </table:table-cell>
        </table:table-row>
      </table:table>
      <text:p text:style-name="P1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h text:style-name="Heading_20_2" text:outline-level="2"><text:bookmark text:name="usage-limits-for-places-library-in-the-google-maps-javascript-api-gii-hn-s-dng-th-vin-a-im-trong-api-javascript-ca-google-maps"/>Giới hạn sử dụng Thư viện Địa điểm trong API JavaScript của Google Maps</text:h>
          </table:table-cell>
          <table:covered-table-cell/>
        </table:table-row>
        <table:table-row>
          <table:table-cell table:style-name="Table4.A2" office:value-type="string">
            <text:p text:style-name="P4">Khách hàng tiêu chuẩn:</text:p>
            <text:p text:style-name="P4">- miễn phí 1000 yêu cầu mỗi ngày.</text:p>
          </table:table-cell>
          <table:table-cell table:style-name="Table4.B2" office:value-type="string">
            <text:p text:style-name="P6">Khách hàng cao cấp:</text:p>
            <text:p text:style-name="P6">- 50 request mỗi giây cho phía server</text:p>
            <text:p text:style-name="P6">- Tuỳ mỗi gói mà giới hạn khác nhau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18:00:22.542906598</meta:creation-date>
    <dc:date>2017-10-24T20:26:48.458322680</dc:date>
    <meta:editing-duration>PT20M10S</meta:editing-duration>
    <meta:editing-cycles>1</meta:editing-cycles>
    <meta:generator>LibreOffice/5.1.6.2$Linux_X86_64 LibreOffice_project/10m0$Build-2</meta:generator>
    <meta:document-statistic meta:table-count="3" meta:image-count="0" meta:object-count="0" meta:page-count="1" meta:paragraph-count="22" meta:word-count="187" meta:character-count="831" meta:non-whitespace-character-count="666"/>
  </office:meta>
</office:document-meta>
</file>